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60000035D36869796840239CD.png" manifest:media-type="image/png"/>
  <manifest:file-entry manifest:full-path="Pictures/100000000000020600000218322BFE6356E847A4.png" manifest:media-type="image/png"/>
  <manifest:file-entry manifest:full-path="Pictures/1000000000000276000001F1693515E86D74696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x="-2.203cm" svg:y="-1.512cm" svg:width="21.001cm" svg:height="27.989cm" draw:z-index="0"><draw:image xlink:href="Pictures/10000000000002860000035D36869796840239CD.png" xlink:type="simple" xlink:show="embed" xlink:actuate="onLoad" draw:mime-type="image/png"/></draw:frame></text:p>
      <text:p text:style-name="Standard"><draw:frame draw:style-name="fr1" draw:name="Изображение2" text:anchor-type="char" svg:x="-2.016cm" svg:y="-1.954cm" svg:width="21.001cm" svg:height="21.731cm" draw:z-index="1"><draw:image xlink:href="Pictures/100000000000020600000218322BFE6356E847A4.png" xlink:type="simple" xlink:show="embed" xlink:actuate="onLoad" draw:mime-type="image/png"/></draw:frame><text:soft-page-break/></text:p>
      <text:p text:style-name="Standard"/>
      <text:p text:style-name="P1"><draw:frame draw:style-name="fr1" draw:name="Изображение3" text:anchor-type="char" svg:x="-2.002cm" svg:y="-1.976cm" svg:width="21.001cm" svg:height="16.568cm" draw:z-index="2"><draw:image xlink:href="Pictures/1000000000000276000001F1693515E86D74696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7T01:24:17.212000000</dc:date>
    <meta:editing-duration>PT1M17S</meta:editing-duration>
    <meta:editing-cycles>1</meta:editing-cycles>
    <meta:document-statistic meta:table-count="0" meta:image-count="3" meta:object-count="0" meta:page-count="3" meta:paragraph-count="0" meta:word-count="0" meta:character-count="0" meta:non-whitespace-character-count="0"/>
    <meta:generator>LibreOffice/7.2.2.2$Windows_X86_64 LibreOffice_project/02b2acce88a210515b4a5bb2e46cbfb63fe97d56</meta:generator>
  </office:meta>
</office:document-meta>
</file>